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New" svg:font-family="'Courier New'" style:font-family-generic="modern"/>
    <style:font-face style:name="Fixedsys" svg:font-family="Fixedsys"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Fixedsys" fo:font-size="10pt" style:font-size-asian="10pt" style:font-name-complex="Fixedsys" style:font-size-complex="10pt"/>
    </style:style>
    <style:style style:name="P2" style:family="paragraph" style:parent-style-name="Standard">
      <style:paragraph-properties style:text-autospace="none"/>
      <style:text-properties style:font-name="Fixedsys" fo:font-size="10pt" style:font-size-asian="10pt" style:font-name-complex="Fixedsys" style:font-size-complex="10pt"/>
    </style:style>
    <style:style style:name="P3" style:family="paragraph" style:parent-style-name="Standard">
      <style:paragraph-properties fo:margin-left="0.635cm" fo:margin-right="0cm" fo:text-indent="0cm" style:auto-text-indent="false" style:text-autospace="none"/>
      <style:text-properties style:font-name="Fixedsys" fo:font-size="10pt" style:font-size-asian="10pt" style:font-name-complex="Fixedsys" style:font-size-complex="10pt"/>
    </style:style>
    <style:style style:name="P4" style:family="paragraph" style:parent-style-name="HTML_20_Preformatted">
      <style:paragraph-properties fo:margin-left="0.635cm" fo:margin-right="0cm" fo:text-indent="0cm" style:auto-text-indent="false"/>
    </style:style>
    <style:style style:name="P5" style:family="paragraph" style:parent-style-name="Standard">
      <style:paragraph-properties fo:margin-left="1.251cm" fo:margin-right="0cm" fo:text-indent="-0.635cm" style:auto-text-indent="false"/>
    </style:style>
    <style:style style:name="P6" style:family="paragraph" style:parent-style-name="HTML_20_Preformatted">
      <style:paragraph-properties fo:margin-left="1.27cm" fo:margin-right="0cm" fo:text-indent="-0.635cm" style:auto-text-indent="false"/>
    </style:style>
    <style:style style:name="P7" style:family="paragraph" style:parent-style-name="Addressee">
      <style:paragraph-properties fo:text-align="center" style:justify-single-word="false"/>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0"/>
    <style:style style:name="P16" style:family="paragraph" style:parent-style-name="Standard" style:list-style-name="L11"/>
    <style:style style:name="P17" style:family="paragraph" style:parent-style-name="Standard" style:list-style-name="WW8Num1"/>
    <style:style style:name="P18" style:family="paragraph" style:parent-style-name="Standard" style:list-style-name="L12"/>
    <style:style style:name="P19" style:family="paragraph" style:parent-style-name="Standard" style:list-style-name="L13"/>
    <style:style style:name="P20" style:family="paragraph" style:parent-style-name="Standard" style:list-style-name="L14"/>
    <style:style style:name="P21" style:family="paragraph" style:parent-style-name="Standard" style:list-style-name="L15"/>
    <style:style style:name="P22" style:family="paragraph" style:parent-style-name="Standard" style:list-style-name="L16"/>
    <style:style style:name="P23" style:family="paragraph" style:parent-style-name="Standard" style:list-style-name="WW8Num6">
      <style:paragraph-properties fo:margin-left="1.27cm" fo:margin-right="0cm" fo:text-indent="-0.635cm" style:auto-text-indent="false"/>
      <style:text-properties style:font-name="Fixedsys" fo:font-size="10pt" style:font-size-asian="10pt" style:font-name-complex="Fixedsys" style:font-size-complex="10pt"/>
    </style:style>
    <style:style style:name="P24" style:family="paragraph" style:parent-style-name="Standard" style:list-style-name="WW8Num10">
      <style:paragraph-properties fo:margin-left="1.27cm" fo:margin-right="0cm" fo:text-indent="-0.635cm" style:auto-text-indent="false" style:text-autospace="none"/>
      <style:text-properties style:font-name="Fixedsys" fo:font-size="10pt" style:font-size-asian="10pt" style:font-name-complex="Fixedsys" style:font-size-complex="10pt"/>
    </style:style>
    <style:style style:name="P25" style:family="paragraph" style:parent-style-name="Standard" style:list-style-name="WW8Num8">
      <style:paragraph-properties fo:margin-left="1.27cm" fo:margin-right="0cm" fo:text-indent="-0.635cm" style:auto-text-indent="false" style:text-autospace="none"/>
      <style:text-properties style:font-name="Fixedsys" fo:font-size="10pt" style:font-size-asian="10pt" style:font-name-complex="Fixedsys" style:font-size-complex="10pt"/>
    </style:style>
    <style:style style:name="P26" style:family="paragraph" style:parent-style-name="Standard" style:list-style-name="WW8Num11">
      <style:paragraph-properties fo:margin-left="1.27cm" fo:margin-right="0cm" fo:text-indent="-0.635cm" style:auto-text-indent="false"/>
    </style:style>
    <style:style style:name="P27" style:family="paragraph" style:parent-style-name="Standard" style:list-style-name="WW8Num10">
      <style:paragraph-properties fo:margin-left="1.27cm" fo:margin-right="0cm" fo:text-indent="-0.635cm" style:auto-text-indent="false"/>
    </style:style>
    <style:style style:name="P28" style:family="paragraph" style:parent-style-name="HTML_20_Preformatted" style:list-style-name="WW8Num1">
      <style:paragraph-properties fo:margin-left="2.501cm" fo:margin-right="0cm" fo:text-indent="-0.635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9" style:family="paragraph" style:parent-style-name="HTML_20_Preformatted" style:list-style-name="WW8Num1">
      <style:paragraph-properties fo:margin-left="2.501cm" fo:margin-right="0cm" fo:text-indent="-0.635cm" style:auto-text-indent="false"/>
    </style:style>
    <style:style style:name="P30" style:family="paragraph" style:parent-style-name="HTML_20_Preformatted" style:list-style-name="WW8Num1">
      <style:paragraph-properties fo:margin-left="1.27cm" fo:margin-right="0cm" fo:text-indent="-0.635cm" style:auto-text-indent="false"/>
    </style:style>
    <style:style style:name="P31" style:family="paragraph" style:parent-style-name="HTML_20_Preformatted" style:list-style-name="WW8Num1">
      <style:paragraph-properties fo:margin-left="1.27cm" fo:margin-right="0cm" fo:text-indent="-0.635cm" style:auto-text-indent="false"/>
      <style:text-properties style:font-name="Fixedsys" style:font-name-complex="Fixedsys"/>
    </style:style>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5">
      <style:text-properties fo:font-size="10pt"/>
    </style:style>
    <style:style style:name="P35" style:family="paragraph" style:parent-style-name="Text_20_body" style:list-style-name="L5">
      <style:paragraph-properties fo:margin-top="0cm" fo:margin-bottom="0cm"/>
    </style:style>
    <style:style style:name="P36" style:family="paragraph" style:parent-style-name="Heading_20_2">
      <style:paragraph-properties fo:break-before="page"/>
    </style:style>
    <style:style style:name="T1" style:family="text">
      <style:text-properties style:font-name="Fixedsys" style:font-name-complex="Fixedsys"/>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Times New Roman" fo:font-size="12pt" style:font-size-asian="12pt" style:font-name-complex="Times New Roman"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iG : Deploying large applications with Git</text:p>
      <text:p text:style-name="P7">Alec Clews <text:s text:c="18"/><text:a xlink:type="simple" xlink:href="mailto:alec.clews@voga.com.au">alec.clews@voga.com.au</text:a></text:p>
      <text:p text:style-name="P7">Principal Consultant at Voga Consulting Services</text:p>
      <text:h text:style-name="Heading_20_1" text:outline-level="1">Abstract</text:h>
      <text:p text:style-name="Standard">When deploying files into commercial environments it is vital to document and audit the deployment of files across multiple application instances.<text:line-break/><text:line-break/>This paper presents a working example that addresses some of the major issues relating to deployment such as automation, access control, logging and change auditing.<text:line-break/><text:line-break/>Traditionally the git version control tool is used to manage development source code and as a delivery point for other tools such as such Capistrano or Puppet. However current deployment and system management frameworks often use a specialist domain language or pidgin and significant configuration with which can make them more complex to use. Some tools also require the implementation of classes in a language such as Java to perform specific actions.. In a system management environment this effort is worthwhile, but for application deployment (often with little time or budget available) it is often too much effort. <text:s/>Using git with a number of simple wrapper scripts can greatly simplify the deployment implementation</text:p>
      <text:h text:style-name="Heading_20_1" text:outline-level="1">Motivation</text:h>
      <text:p text:style-name="Standard">Deployment of software in large scale, commercial, environments <text:s/>presents a set of requirements and constraints that are only usually considered as an after thought. These deployment processes should be:</text:p>
      <text:p text:style-name="Standard"/>
      <text:list xml:id="list906811208" text:style-name="L1">
        <text:list-item>
          <text:p text:style-name="P8">Repeatable: Can be run repeatability as required</text:p>
        </text:list-item>
        <text:list-item>
          <text:p text:style-name="P8">Reproducible: Can be re-used and installed across different systems as needed</text:p>
        </text:list-item>
        <text:list-item>
          <text:p text:style-name="P8">Documented</text:p>
        </text:list-item>
        <text:list-item>
          <text:p text:style-name="P8">Audited: Maintain records of all activity</text:p>
        </text:list-item>
        <text:list-item>
          <text:p text:style-name="P8">Secure: Restrict access and functions based on some form of access control</text:p>
        </text:list-item>
        <text:list-item>
          <text:p text:style-name="P8">Automated: Requires as little human interaction as possible</text:p>
        </text:list-item>
        <text:list-item>
          <text:p text:style-name="P8">Easy to use: Provides as few opportunities to make errors as possible</text:p>
        </text:list-item>
      </text:list>
      <text:p text:style-name="Standard"/>
      <text:p text:style-name="Standard">This paper introduces some simple recipes (refered to collectively to as diG – deploy interactivity with Git) that can be quickly implemented to address these needs. <text:s/>Whilst there are a number of commercial and open source alternatives available, with much greater functionality, they all require significant set-up and infrastructure. diG is a quick win solution with small cost and effort.</text:p>
      <text:h text:style-name="Heading_20_2" text:outline-level="2">Background</text:h>
      <text:p text:style-name="Standard">This approach was originally developed for teams with the following needs:</text:p>
      <text:p text:style-name="Standard"/>
      <text:list xml:id="list1130478179" text:style-name="L2">
        <text:list-item>
          <text:p text:style-name="P9">Frequent <text:s/>releases</text:p>
        </text:list-item>
        <text:list-item>
          <text:p text:style-name="P9">Regular internal and external audits</text:p>
        </text:list-item>
        <text:list-item>
          <text:p text:style-name="P9">Over forty application instances across production, test and development</text:p>
        </text:list-item>
        <text:list-item>
          <text:p text:style-name="P9">An application that occupies 2.5Gb of file storage in over 10,000 files</text:p>
        </text:list-item>
        <text:list-item>
          <text:p text:style-name="P9">Security polices that make installing additional software, daemons and setuid programs a problem (ssh was already in use and installation of git was easy)</text:p>
        </text:list-item>
      </text:list>
      <text:h text:style-name="Heading_20_2" text:outline-level="2"><text:soft-page-break/>Scope</text:h>
      <text:p text:style-name="Standard">The features provided by diG are outlined below in <text:s/>the user stories. However it is also important to articulate the things that diG does <text:span text:style-name="T2">not</text:span> do</text:p>
      <text:h text:style-name="Heading_20_3" text:outline-level="3">Excluded features:</text:h>
      <text:list xml:id="list1768826159" text:style-name="L3">
        <text:list-item>
          <text:p text:style-name="P10">Application Configuration</text:p>
        </text:list-item>
        <text:list-item>
          <text:p text:style-name="P10">Application management</text:p>
        </text:list-item>
        <text:list-item>
          <text:p text:style-name="P10">Operating system operations (beyond the manipulation of application file system objects)</text:p>
        </text:list-item>
      </text:list>
      <text:h text:style-name="Heading_20_3" text:outline-level="3">User Stories</text:h>
      <text:p text:style-name="Text_20_body">The following user stories describe the features that diG provides:</text:p>
      <text:list xml:id="list1472003390" text:style-name="L4">
        <text:list-item>
          <text:p text:style-name="P32">diG will accept release contents from a configuration management or version control tool. If available a release identifier must be tracked in some fashion</text:p>
        </text:list-item>
      </text:list>
      <text:list xml:id="list452091649" text:style-name="L5">
        <text:list-item>
          <text:p text:style-name="P35">diG will provide a report that lists the contents of each accepted release </text:p>
          <text:p text:style-name="P35"/>
        </text:list-item>
        <text:list-item>
          <text:p text:style-name="P35">diG will have a function to physically deploy release contents to a specific environment NB: </text:p>
          <text:list>
            <text:list-item>
              <text:p text:style-name="P35">Pre and post processing of a releases contents are subject to separate deliveries outside the scope of diG. (c.f. Environment Configuration scripts)</text:p>
            </text:list-item>
            <text:list-item>
              <text:p text:style-name="P35">A release can re-deployed to any environment at will </text:p>
              <text:p text:style-name="P35"><text:s text:c="2"/></text:p>
            </text:list-item>
          </text:list>
        </text:list-item>
        <text:list-item>
          <text:p text:style-name="P35">diG will provide a report that lists the contents of the release deployed to each environment</text:p>
          <text:p text:style-name="P35"><text:s/></text:p>
        </text:list-item>
        <text:list-item>
          <text:p text:style-name="P35">diG will provide details of any differences between the release deployed to an environment and any changes detected to the objects in the same runtime environment (a change audit report). </text:p>
          <text:list>
            <text:list-item>
              <text:p text:style-name="P34">A (semi automatic) 'roll back' feature to a documented state would be highly desirable</text:p>
            </text:list-item>
          </text:list>
        </text:list-item>
        <text:list-item>
          <text:p text:style-name="P33">diG will allow detected changes to be marked as benign and ignored for future change audit reports </text:p>
        </text:list-item>
      </text:list>
      <text:h text:style-name="Heading_20_1" text:outline-level="1">Solution</text:h>
      <text:h text:style-name="Heading_20_2" text:outline-level="2">Overview</text:h>
      <text:p text:style-name="Standard">Git, a distributed version control system, was selected for four reasons:</text:p>
      <text:p text:style-name="Standard"/>
      <text:list xml:id="list1299657483" text:style-name="L6">
        <text:list-item>
          <text:p text:style-name="P11">Tracks changes to files</text:p>
        </text:list-item>
        <text:list-item>
          <text:p text:style-name="P11">Zero capital cost</text:p>
        </text:list-item>
        <text:list-item>
          <text:p text:style-name="P11">Supports ssh as a transport mechanism</text:p>
        </text:list-item>
        <text:list-item>
          <text:p text:style-name="P11">Does not require a server process</text:p>
        </text:list-item>
      </text:list>
      <text:p text:style-name="Standard"/>
      <text:p text:style-name="Standard">Subsequently Git has been the correct choice because of</text:p>
      <text:list xml:id="list1387389418" text:style-name="L7">
        <text:list-item>
          <text:p text:style-name="P12">Flexibility</text:p>
        </text:list-item>
        <text:list-item>
          <text:p text:style-name="P12">Ease of testing</text:p>
        </text:list-item>
      </text:list>
      <text:p text:style-name="Standard"/>
      <text:h text:style-name="P36" text:outline-level="2">Component Overview</text:h>
      <text:p text:style-name="Standard"/>
      <text:p text:style-name="Standard"/>
      <text:p text:style-name="Standard"><draw:frame draw:style-name="fr1" draw:name="graphics1" text:anchor-type="paragraph" svg:width="16.999cm" svg:height="9.984cm" draw:z-index="0"><draw:image xlink:href="../Diagram1.eps" xlink:type="simple" xlink:show="embed" xlink:actuate="onLoad"/></draw:frame></text:p>
      <text:h text:style-name="P36" text:outline-level="2">Work flow</text:h>
      <text:p text:style-name="Standard">The diG staging repository is a Git version control database</text:p>
      <text:p text:style-name="Standard"/>
      <text:list xml:id="list1292503757" text:style-name="L8">
        <text:list-item>
          <text:p text:style-name="P13">Software is built and released from an existing set of processes and tools</text:p>
        </text:list-item>
        <text:list-item>
          <text:p text:style-name="P13">The release is identified with an external identifier</text:p>
        </text:list-item>
        <text:list-item>
          <text:p text:style-name="P13">A new empty branch is created on the diG staging repository (a release branch)</text:p>
        </text:list-item>
        <text:list-item>
          <text:p text:style-name="P13">The release contents are committed to the diG staging repository on the new release branch</text:p>
        </text:list-item>
        <text:list-item>
          <text:p text:style-name="P13">There is now a record in staging of the release contents. This may be tagged and signed if required</text:p>
        </text:list-item>
      </text:list>
      <text:p text:style-name="Standard"/>
      <text:p text:style-name="Standard">There is a branch in diG staging for each application environment and on each corresponding application environment there is another Git repository (one repository per application installation)</text:p>
      <text:p text:style-name="Standard"/>
      <text:list xml:id="list1942344579" text:continue-numbering="true" text:style-name="L8">
        <text:list-item>
          <text:p text:style-name="P13">To release to an environment a release branch is merged to an application branch in the staging repository</text:p>
        </text:list-item>
        <text:list-item>
          <text:p text:style-name="P13">The updated application branch is pushed to the remote application repository</text:p>
        </text:list-item>
        <text:list-item>
          <text:p text:style-name="P13">On the application environment files are checkout (deployed) from Git</text:p>
        </text:list-item>
        <text:list-item>
          <text:p text:style-name="P13">The remote application is configured as needed</text:p>
        </text:list-item>
        <text:list-item>
          <text:p text:style-name="P13">Any configuration changes can be added back to the application repository</text:p>
        </text:list-item>
        <text:list-item>
          <text:p text:style-name="P13">Configuration changes are pulled back to the staging repository.</text:p>
        </text:list-item>
      </text:list>
      <text:h text:style-name="Heading_20_2" text:outline-level="2">Assumptions</text:h>
      <text:p text:style-name="Standard"/>
      <text:list xml:id="list1601996709" text:style-name="L9">
        <text:list-item>
          <text:p text:style-name="P14">Each application <text:s/>environment has a unique and consistent identifier</text:p>
        </text:list-item>
        <text:list-item>
          <text:p text:style-name="P14">Git software is installed on each system</text:p>
        </text:list-item>
        <text:list-item>
          <text:p text:style-name="P14">ssh is installed on on each system</text:p>
        </text:list-item>
      </text:list>
      <text:h text:style-name="Heading_20_2" text:outline-level="2">Setup</text:h>
      <text:p text:style-name="Standard">Involves two steps</text:p>
      <text:p text:style-name="Standard"/>
      <text:list xml:id="list595168115" text:style-name="L10">
        <text:list-item>
          <text:p text:style-name="P15">Creating a staging repository</text:p>
        </text:list-item>
        <text:list-item>
          <text:p text:style-name="P15">Creating a runtime environment definition (environment branch in staging) and corresponding repository. Repeated for each application environment as needed.</text:p>
        </text:list-item>
      </text:list>
      <text:h text:style-name="Heading_20_3" text:outline-level="3"><text:reference-mark-start text:name="Custom Merge Drivers"/>Custom Merge Drivers<text:reference-mark-end text:name="Custom Merge Drivers"/></text:h>
      <text:p text:style-name="Standard">When Git attempts to bring two branches together it performs a merge. In diG a merge occurs when a release is applied to an environment – the release branch is merged onto the contents of the current application branch. However the Git default behaviour to take similar files and integrate non overlapping changes. For a release this is not what we want (code merge has already been done during the development and build cycle) and files in the new release should overwrite existing application files. This is accomplished by defining a custom merge driver that implements this behaviour.</text:p>
      <text:p text:style-name="Standard"/>
      <text:list xml:id="list1860318828" text:style-name="L11">
        <text:list-item>
          <text:p text:style-name="P16">Define a merge driver stanza in the git configuration file</text:p>
        </text:list-item>
        <text:list-item>
          <text:p text:style-name="P16">Define the file pattern for which this driver will be used</text:p>
        </text:list-item>
      </text:list>
      <text:p text:style-name="Standard"/>
      <text:p text:style-name="Standard">The set-up scripts below perform these steps when the repositories are created by 'git init'</text:p>
      <text:p text:style-name="Standard"/>
      <text:p text:style-name="Standard">This is done on all Git repositories that diG uses for completeness (although the current simple use cases to not require merging on the application repositories). Refer to the Git documentation for <text:soft-page-break/>more details<text:note text:id="ftn1" text:note-class="footnote"><text:note-citation>1</text:note-citation><text:note-body><text:p text:style-name="Footnote">http://www.kernel.org/pub/software/scm/git/docs/gitattributes.html#_defining_a_custom_merge_driver</text:p></text:note-body></text:note></text:p>
      <text:h text:style-name="Heading_20_3" text:outline-level="3">Create a staging repository</text:h>
      <text:p text:style-name="Standard">On the staging repository (this may require substantial free desk space) create a git repository. e.g.</text:p>
      <text:list xml:id="list2043120526" text:style-name="WW8Num1">
        <text:list-item>
          <text:p text:style-name="P17">Creates a new empty git staging database (a repository or repo)</text:p>
        </text:list-item>
        <text:list-item>
          <text:p text:style-name="P28">mkdir stagingRepo</text:p>
        </text:list-item>
        <text:list-item>
          <text:p text:style-name="P28">cd stagingRepo</text:p>
        </text:list-item>
        <text:list-item>
          <text:p text:style-name="P28">git init <text:s text:c="2"/># TODO add –shared options</text:p>
        </text:list-item>
        <text:list-item>
          <text:p text:style-name="P17">Creates a custom merge driver. Explained <text:reference-ref text:reference-format="direction" text:ref-name="Custom Merge Drivers">above</text:reference-ref></text:p>
        </text:list-item>
        <text:list-item>
          <text:p text:style-name="P28">echo '[merge "overwrite"]' &gt;&gt; .git/config</text:p>
        </text:list-item>
        <text:list-item>
          <text:p text:style-name="P28">echo ' <text:s text:c="2"/>name = overwrite using cp' &gt;&gt; .git/config</text:p>
        </text:list-item>
        <text:list-item>
          <text:p text:style-name="P28">echo ' <text:s text:c="2"/>driver = cp %B %A' &gt;&gt; .git/config</text:p>
        </text:list-item>
        <text:list-item>
          <text:p text:style-name="P28">echo ' <text:s text:c="2"/>#recursive = defaults to driver' &gt;&gt; .git/config</text:p>
        </text:list-item>
        <text:list-item>
          <text:p text:style-name="P28">echo '* merge=overwrite' &gt;&gt; .git/info/attributes</text:p>
        </text:list-item>
        <text:list-item>
          <text:p text:style-name="P17">An initial empty commit and branch to which all subsequent deliveries can be added</text:p>
        </text:list-item>
        <text:list-item>
          <text:p text:style-name="P29">git commit --allow-empty -m "Creating empty staging repo"</text:p>
        </text:list-item>
        <text:list-item>
          <text:p text:style-name="P29">git branch -m master Empty # rename master branch</text:p>
        </text:list-item>
      </text:list>
      <text:h text:style-name="Heading_20_2" text:outline-level="2">Adding a new environment</text:h>
      <text:p text:style-name="Standard">Need to create a repository for each application runtime environment to be maintained. This is created on the operating system where the application is installed</text:p>
      <text:p text:style-name="Standard"/>
      <text:p text:style-name="Standard">On the application runtime system:</text:p>
      <text:p text:style-name="P5">Ensure git installed</text:p>
      <text:p text:style-name="P5">Ensure there is adequate free hard disk space. This will depend on the size of the application and the size/number of releases to be managed.</text:p>
      <text:p text:style-name="P5">Login as the account to own and maintain the deployment database. A separate account is suggested</text:p>
      <text:p text:style-name="P5"/>
      <text:list xml:id="list907963240" text:continue-numbering="true" text:style-name="WW8Num1">
        <text:list-item>
          <text:p text:style-name="P30">mkdir &lt;envID&gt;Repo</text:p>
        </text:list-item>
        <text:list-item>
          <text:p text:style-name="P30">cd &lt;envID&gt;Repo</text:p>
        </text:list-item>
        <text:list-item>
          <text:p text:style-name="P30">git init <text:s text:c="2"/># TODO add –shared options</text:p>
        </text:list-item>
        <text:list-item>
          <text:p text:style-name="P30">echo '[merge "overwrite"]' &gt;&gt; .git/config</text:p>
        </text:list-item>
        <text:list-item>
          <text:p text:style-name="P30">echo ' <text:s text:c="5"/>name = overwrite using cp' &gt;&gt; .git/config</text:p>
        </text:list-item>
        <text:list-item>
          <text:p text:style-name="P30">echo ' <text:s text:c="5"/>driver = cp %B %A' &gt;&gt; .git/config</text:p>
        </text:list-item>
        <text:list-item>
          <text:p text:style-name="P30">echo ' <text:s text:c="5"/>#recursive = defaults to driver' &gt;&gt; .git/config</text:p>
        </text:list-item>
        <text:list-item>
          <text:p text:style-name="P30">echo '* merge=overwrite' &gt;&gt; .git/info/attributes #no spaces \</text:p>
        </text:list-item>
        <text:list-item>
          <text:p text:style-name="P30">around <text:s/>'='</text:p>
        </text:list-item>
        <text:list-item>
          <text:p text:style-name="P30">GIT_DIR=$location/&lt;envID&gt;Repo/.git ; export GIT_DIR</text:p>
        </text:list-item>
        <text:list-item>
          <text:p text:style-name="P30">cd &lt;AppEnvLocation&gt;</text:p>
        </text:list-item>
        <text:list-item>
          <text:p text:style-name="P30"><text:span text:style-name="T3">Create .gitignore file. See </text:span><text:span text:style-name="T3"><text:reference-ref text:reference-format="direction" text:ref-name="Creatig a .gitignore file">below</text:reference-ref></text:span></text:p>
        </text:list-item>
      </text:list>
      <text:p text:style-name="Standard">At this point the application should be stopped</text:p>
      <text:list xml:id="list898571087" text:continue-numbering="true" text:style-name="WW8Num1">
        <text:list-item>
          <text:p text:style-name="P31">find . -type f -print | git update-index --add –stdin</text:p>
        </text:list-item>
      </text:list>
      <text:p text:style-name="Standard">The application may be restarted</text:p>
      <text:list xml:id="list76158140" text:continue-numbering="true" text:style-name="WW8Num1">
        <text:list-item>
          <text:p text:style-name="P30"><text:span text:style-name="T1">git commit –m </text:span>"Initial &lt;envID&gt; load"</text:p>
        </text:list-item>
        <text:list-item>
          <text:p text:style-name="P30">git branch –m master &lt;envID&gt;</text:p>
        </text:list-item>
      </text:list>
      <text:p text:style-name="P4"/>
      <text:p text:style-name="P4"/>
      <text:p text:style-name="Standard">The command 'git update-index' is used rather than the normal 'git add' because: </text:p>
      <text:list xml:id="list1492458175" text:style-name="L12">
        <text:list-item>
          <text:p text:style-name="P18">Overcome limitations of specifying lists of file names on the command line</text:p>
        </text:list-item>
        <text:list-item>
          <text:p text:style-name="P18">Improving performance <text:s/>by not <text:s/>invoking git add for every file</text:p>
        </text:list-item>
        <text:list-item>
          <text:p text:style-name="P18">Provides an opportunity to apply selection criteria on the files to be included </text:p>
        </text:list-item>
      </text:list>
      <text:p text:style-name="Standard"/>
      <text:p text:style-name="Standard">On the staging repository</text:p>
      <text:p text:style-name="P6">git remote add –m &lt;envID&gt; -f &lt;envID&gt; <text:s text:c="4"/>ssh://$username@$host:$port$location</text:p>
      <text:p text:style-name="P6"><text:soft-page-break/></text:p>
      <text:p text:style-name="Standard">where $username, $host, $port and $location represent the location and credentials for the remote application repository</text:p>
      <text:h text:style-name="Heading_20_2" text:outline-level="2"><text:reference-mark-start text:name="Creatig a .gitignore file"/>Creating a .gitignore file<text:reference-mark-end text:name="Creatig a .gitignore file"/></text:h>
      <text:p text:style-name="Standard">In the application root directory a .gitignore<text:note text:id="ftn2" text:note-class="footnote"><text:note-citation>2</text:note-citation><text:note-body><text:p text:style-name="Footnote"><text:a xlink:type="simple" xlink:href="http://www.kernel.org/pub/software/scm/git/docs/gitignore.html"><text:span text:style-name="Internet_20_link">http://www.kernel.org/pub/software/scm/git/docs/gitignore.html</text:span></text:a></text:p></text:note-body></text:note> must be created. It lists the file patterns that are NOT to be tracked by the system (e.g. application log files).</text:p>
      <text:h text:style-name="Heading_20_2" text:outline-level="2">Delivering a new release to staging</text:h>
      <text:p text:style-name="Standard">The delivery mechanism is currently very simple. The release process, from the configuration management tool (e.g. Subversion<text:note text:id="ftn3" text:note-class="footnote"><text:note-citation>3</text:note-citation><text:note-body><text:p text:style-name="Footnote">http://subversion.tigris.org/</text:p></text:note-body></text:note>) will place a new release in an empty directory (usually a defined Dimensions release). The delivery process attempts to identify the release ID, supplied by Dimensions in the pcms_release*.log file, in the following example this value has been placed in $DEL_NAME.</text:p>
      <text:p text:style-name="Standard"/>
      <text:list xml:id="list391834924" text:style-name="WW8Num6">
        <text:list-item>
          <text:p text:style-name="P23">git checkout -b $DEL_NAME EMPTY # We create a new empty branch for delivery</text:p>
        </text:list-item>
        <text:list-item>
          <text:p text:style-name="P23">cp -a $DEL_LOC/. . <text:s/># assumes files are in $DEL_LOC</text:p>
        </text:list-item>
        <text:list-item>
          <text:p text:style-name="P23">git add .</text:p>
        </text:list-item>
        <text:list-item>
          <text:p text:style-name="P23">git commit -m "Accepting delivery $DEL_NAME"</text:p>
        </text:list-item>
        <text:list-item>
          <text:p text:style-name="P23">git tag DELIVERY_${DEL_NAME} <text:s/># Optional but recommended</text:p>
        </text:list-item>
      </text:list>
      <text:p text:style-name="P1"/>
      <text:p text:style-name="Standard">An example of extracting the delivery name from a Dimensions release log:</text:p>
      <text:p text:style-name="P1"/>
      <text:p text:style-name="P2">DEL_NAME=`perl -ne 'if ($. == 1 &amp;&amp; s/^Warning: Release (.+) has been defined.+/$1/ ){chomp;s/\W/_/g;print}' $DEL_LOC/pcms_release*.log`</text:p>
      <text:h text:style-name="Heading_20_2" text:outline-level="2">Deploying a new release to an environment</text:h>
      <text:p text:style-name="Standard">This is a multi stage process</text:p>
      <text:h text:style-name="Heading_20_3" text:outline-level="3">Overview</text:h>
      <text:p text:style-name="Standard"/>
      <text:p text:style-name="Standard">On staging</text:p>
      <text:list xml:id="list1061210035" text:style-name="WW8Num11">
        <text:list-item>
          <text:p text:style-name="P26">Push the release files to the remote application environment repository</text:p>
        </text:list-item>
      </text:list>
      <text:p text:style-name="Standard">On the runtime environment</text:p>
      <text:list xml:id="list1520252573" text:continue-numbering="true" text:style-name="WW8Num11">
        <text:list-item>
          <text:p text:style-name="P26">Deliver files to the runtime environment from the local repository</text:p>
        </text:list-item>
        <text:list-item>
          <text:p text:style-name="P26">Configure application (not part of this document)</text:p>
        </text:list-item>
        <text:list-item>
          <text:p text:style-name="P26">Add the configuration changes to the local repository</text:p>
        </text:list-item>
      </text:list>
      <text:p text:style-name="Standard">On Staging</text:p>
      <text:list xml:id="list663685980" text:continue-numbering="true" text:style-name="WW8Num11">
        <text:list-item>
          <text:p text:style-name="P26">Pull any changes back from the environment repository (repeat regularly)</text:p>
        </text:list-item>
      </text:list>
      <text:p text:style-name="Standard"/>
      <text:h text:style-name="Heading_20_3" text:outline-level="3">Push release files to remote application environment repository</text:h>
      <text:list xml:id="list743664735" text:style-name="WW8Num10">
        <text:list-item>
          <text:p text:style-name="P27">Merge a release onto a environment</text:p>
        </text:list-item>
      </text:list>
      <text:p text:style-name="P2">git merge --stat --commit -m "Adding delivery $DEL_NAME to environment $ENV_NAME" DELIVERY_$DEL_NAME</text:p>
      <text:list xml:id="list988447499" text:continue-numbering="true" text:style-name="WW8Num10">
        <text:list-item>
          <text:p text:style-name="P24">Move files to remote environment repo. NB This does not touch the current runtime environment</text:p>
        </text:list-item>
      </text:list>
      <text:p text:style-name="P2">git push --verbose --force $envID</text:p>
      <text:p text:style-name="Standard"/>
      <text:h text:style-name="Heading_20_3" text:outline-level="3"><text:soft-page-break/>Deliver files to the runtime environment from the local repository</text:h>
      <text:p text:style-name="P1">git reset –hard HEAD</text:p>
      <text:p text:style-name="Standard"/>
      <text:p text:style-name="Standard">At this point configuration and installation processes would be executed</text:p>
      <text:h text:style-name="Heading_20_3" text:outline-level="3">Add the configuration changes to the local repository</text:h>
      <text:list xml:id="list1255014577" text:style-name="WW8Num8">
        <text:list-item>
          <text:p text:style-name="P25">git add .</text:p>
        </text:list-item>
        <text:list-item>
          <text:p text:style-name="P25">git commit –m “Message”</text:p>
        </text:list-item>
      </text:list>
      <text:p text:style-name="P3"/>
      <text:h text:style-name="Heading_20_3" text:outline-level="3">Pull any changes back from the environment repository</text:h>
      <text:p text:style-name="Standard">git fetch &lt;envID&gt; HEAD</text:p>
      <text:p text:style-name="Standard"/>
      <text:h text:style-name="Heading_20_2" text:outline-level="2">Reports</text:h>
      <text:p text:style-name="Standard">For simplcity <text:s/>there has been no discussion of tagging. However tagging is highly disirable for two reasons</text:p>
      <text:list xml:id="list510586250" text:style-name="L13">
        <text:list-item>
          <text:p text:style-name="P19">Provides signed off points in the history of the deployments which makes it easier to perform historical audits</text:p>
        </text:list-item>
        <text:list-item>
          <text:p text:style-name="P19">Using a consitant tagging system makes it easier to create canned reports</text:p>
        </text:list-item>
      </text:list>
      <text:h text:style-name="Heading_20_1" text:outline-level="1">Conclusion</text:h>
      <text:p text:style-name="Standard"/>
      <text:p text:style-name="Standard">Whilst this approach has limitations, it is easy to set up and use. In an environment where no provision has been made to manage the deployment of file system objects this solution it can be a fast way to set up a deployment and audit solution.</text:p>
      <text:p text:style-name="Standard"/>
      <text:p text:style-name="Standard">This work has been tested on Linux, Solaris 8 and Windows. So far there have been no portability issues.</text:p>
      <text:h text:style-name="Heading_20_2" text:outline-level="2">Further work</text:h>
      <text:p text:style-name="Standard"/>
      <text:list xml:id="list1097049424" text:style-name="L14">
        <text:list-item>
          <text:p text:style-name="P20">Testing on other platforms such as Windows</text:p>
        </text:list-item>
        <text:list-item>
          <text:p text:style-name="P20">Scalability testing</text:p>
        </text:list-item>
        <text:list-item>
          <text:p text:style-name="P20">Integration of change audit on non file system objects. Possibly via checksum storage</text:p>
        </text:list-item>
        <text:list-item>
          <text:p text:style-name="P20">Integration of pre and post deployment scripts</text:p>
        </text:list-item>
        <text:list-item>
          <text:p text:style-name="P20">A mechanism for a release to delete objects (files, database tables etc) from an environment</text:p>
        </text:list-item>
        <text:list-item>
          <text:p text:style-name="P20">A documented security model</text:p>
        </text:list-item>
        <text:list-item>
          <text:p text:style-name="P20">Investigation of improvements possible by placing the various git repositories on shared network storage. This could result in major savings on storage (Git only stores each unique object version once)</text:p>
        </text:list-item>
      </text:list>
      <text:h text:style-name="Heading_20_2" text:outline-level="2">References and Further Reading</text:h>
      <text:h text:style-name="Heading_20_3" text:outline-level="3">Git</text:h>
      <text:p text:style-name="Standard"/>
      <text:list xml:id="list371630463" text:style-name="L15">
        <text:list-item>
          <text:p text:style-name="P21">Git explained on Wikipedia <text:a xlink:type="simple" xlink:href="http://en.wikipedia.org/wiki/Git_(software">http://en.wikipedia.org/wiki/Git_(software</text:a>)</text:p>
        </text:list-item>
        <text:list-item>
          <text:p text:style-name="P21">Git Home page by Petr Baudis http://git.or.cz/index.html</text:p>
        </text:list-item>
        <text:list-item>
          <text:p text:style-name="P21">Git SCM page by Scott Chacon http://git-scm.com/</text:p>
        </text:list-item>
        <text:list-item>
          <text:p text:style-name="P21">Git Wiki <text:a xlink:type="simple" xlink:href="http://git.or.cz/gitwiki/FrontPage">http://git.or.cz/gitwiki/FrontPage</text:a></text:p>
        </text:list-item>
        <text:list-item>
          <text:p text:style-name="P21"><text:soft-page-break/>Git FAQ http://git.or.cz/gitwiki/GitFaq</text:p>
        </text:list-item>
        <text:list-item>
          <text:p text:style-name="P21">Packaging Software Using Git http://www.golden-gryphon.com/software/misc/packaging.html</text:p>
        </text:list-item>
      </text:list>
      <text:h text:style-name="Heading_20_3" text:outline-level="3">Alternative Open Source Products</text:h>
      <text:p text:style-name="Standard">NB This list is illustrative only. There are doubtless many other tools, apologies to any that have been omitted.</text:p>
      <text:list xml:id="list393488644" text:style-name="L16">
        <text:list-item>
          <text:p text:style-name="P22">Puppet <text:a xlink:type="simple" xlink:href="http://reductivelabs.com/trac/puppet/wiki/AboutPuppet">http://reductivelabs.com/trac/puppet/wiki/AboutPuppet</text:a></text:p>
        </text:list-item>
        <text:list-item>
          <text:p text:style-name="P22">Capistrano http://www.capify.org/</text:p>
        </text:list-item>
        <text:list-item>
          <text:p text:style-name="P22">heroku <text:a xlink:type="simple" xlink:href="http://heroku.com/">http://heroku.com/</text:a></text:p>
        </text:list-item>
        <text:list-item>
          <text:p text:style-name="P22">Fabric http://docs.fabfile.org/</text:p>
        </text:list-item>
        <text:list-item>
          <text:p text:style-name="P22">Vlad the Deployer <text:a xlink:type="simple" xlink:href="http://rubyhitsquad.com/Vlad_the_Deployer.html">http://rubyhitsquad.com/Vlad_the_Deployer.html</text:a></text:p>
        </text:list-item>
        <text:list-item>
          <text:p text:style-name="P22">ControlTier <text:a xlink:type="simple" xlink:href="http://open.controltier.com/">http://open.controltier.com/</text:a></text:p>
        </text:list-item>
        <text:list-item>
          <text:p text:style-name="P22">Sun N1 Service Provisioning System (N.B. free of cost, but restricted license) http://www.sun.com/software/products/service_provisioning/index.xml</text:p>
        </text:list-item>
      </text:list>
      <text:h text:style-name="Heading_20_2" text:outline-level="2">License and Availability</text:h>
      <text:p text:style-name="Standard"/>
      <text:p text:style-name="Standard">This work is licensed under the Creative Commons Attribution-Share Alike 3.0 Unported License. To view a copy of this licence, visit <text:a xlink:type="simple" xlink:href="http://creativecommons.org/licenses/by-sa/3.0/">http://creativecommons.org/licenses/by-sa/3.0/</text:a> or send a letter to Creative Commons, 171 Second Street, Suite 300, San Francisco, California 94105, USA</text:p>
      <text:p text:style-name="Standard"/>
      <text:p text:style-name="Standard">This paper and the examples are freely available from http://github.com/alecthegeek/diG/tree/master</text:p>
      <text:h text:style-name="Heading_20_2" text:outline-level="2">About the Author</text:h>
      <text:p text:style-name="Standard"/>
      <text:p text:style-name="Standard">Alec is principal at Voga Consulting in Melbourne Australia, a small boutique consultancy that specialises in Application Life Cycle Management (ALM). He drinks too much espresso and can be found on various social web sites as alecthegeek or Alec Clews. LinkedIn Profile at http://www.linkedin.com/in/alecclew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family-generic="modern"/>
    <style:font-face style:name="Fixedsys" svg:font-family="Fixedsys"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Addressee" style:family="paragraph" style:parent-style-name="Standard" style:class="extra">
      <style:paragraph-properties fo:margin-top="0cm" fo:margin-bottom="0.106cm"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14T08:49:26</meta:creation-date>
    <dc:date>2009-06-21T22:34:33</dc:date>
    <meta:editing-duration>PT57H36M13S</meta:editing-duration>
    <meta:editing-cycles>68</meta:editing-cycles>
    <meta:generator>OpenOffice.org/3.0$Linux OpenOffice.org_project/300m15$Build-9379</meta:generator>
    <meta:print-date>2009-06-20T09:38:54</meta:print-date>
    <meta:document-statistic meta:table-count="0" meta:image-count="1" meta:object-count="0" meta:page-count="8" meta:paragraph-count="200" meta:word-count="2259" meta:character-count="14509"/>
    <meta:user-defined meta:name="Info 1"/>
    <meta:user-defined meta:name="Info 2"/>
    <meta:user-defined meta:name="Info 3"/>
    <meta:user-defined meta:name="Info 4"/>
  </office:meta>
</office:document-meta>
</file>